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94.46pt"/>
    </style:style>
    <style:style style:name="co3" style:family="table-column">
      <style:table-column-properties fo:break-before="auto" style:column-width="182.61pt"/>
    </style:style>
    <style:style style:name="co4" style:family="table-column">
      <style:table-column-properties fo:break-before="auto" style:column-width="137.31pt"/>
    </style:style>
    <style:style style:name="co5" style:family="table-column">
      <style:table-column-properties fo:break-before="auto" style:column-width="141.31pt"/>
    </style:style>
    <style:style style:name="co6" style:family="table-column">
      <style:table-column-properties fo:break-before="auto" style:column-width="177.7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erchem-sainte-agath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'berchem-sainte-agathe'.F1"/>
      </table:content-validations>
      <table:table table:name="berchem-sainte-agath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1" table:content-validation-name="val1" office:value-type="string" calcext:value-type="string">
            <text:p>Genre/Gender</text:p>
          </table:table-cell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11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3043" calcext:value-type="float">
            <text:p>2973043</text:p>
          </table:table-cell>
          <table:table-cell table:style-name="ce2" office:value-type="string" calcext:value-type="string">
            <text:p>Rue de Grand-Bigard</text:p>
          </table:table-cell>
          <table:table-cell table:style-name="ce2" office:value-type="string" calcext:value-type="string">
            <text:p>Groot-Bijgaarde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];&quot;/&quot;;[.B2])" office:value-type="string" office:string-value="https://osm.org/relation/2973043" calcext:value-type="string">
            <text:p>https://osm.org/relation/29730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3231" calcext:value-type="float">
            <text:p>2973231</text:p>
          </table:table-cell>
          <table:table-cell table:style-name="ce2" office:value-type="string" calcext:value-type="string">
            <text:p>Rue Openveld</text:p>
          </table:table-cell>
          <table:table-cell table:style-name="ce2" office:value-type="string" calcext:value-type="string">
            <text:p>Open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];&quot;/&quot;;[.B3])" office:value-type="string" office:string-value="https://osm.org/relation/2973231" calcext:value-type="string">
            <text:p>https://osm.org/relation/29732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2901" calcext:value-type="float">
            <text:p>2982901</text:p>
          </table:table-cell>
          <table:table-cell table:style-name="ce2" office:value-type="string" calcext:value-type="string">
            <text:p>Rue des Chats</text:p>
          </table:table-cell>
          <table:table-cell table:style-name="ce2" office:value-type="string" calcext:value-type="string">
            <text:p>Katt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];&quot;/&quot;;[.B4])" office:value-type="string" office:string-value="https://osm.org/relation/2982901" calcext:value-type="string">
            <text:p>https://osm.org/relation/29829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3176" calcext:value-type="float">
            <text:p>2983176</text:p>
          </table:table-cell>
          <table:table-cell table:style-name="ce2" office:value-type="string" calcext:value-type="string">
            <text:p>Rue Potaarde</text:p>
          </table:table-cell>
          <table:table-cell table:style-name="ce2" office:value-type="string" calcext:value-type="string">
            <text:p>Potaar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];&quot;/&quot;;[.B5])" office:value-type="string" office:string-value="https://osm.org/relation/2983176" calcext:value-type="string">
            <text:p>https://osm.org/relation/29831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3177" calcext:value-type="float">
            <text:p>2983177</text:p>
          </table:table-cell>
          <table:table-cell table:style-name="ce2" office:value-type="string" calcext:value-type="string">
            <text:p>Rue du Zénith</text:p>
          </table:table-cell>
          <table:table-cell table:style-name="ce2" office:value-type="string" calcext:value-type="string">
            <text:p>Zeni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];&quot;/&quot;;[.B6])" office:value-type="string" office:string-value="https://osm.org/relation/2983177" calcext:value-type="string">
            <text:p>https://osm.org/relation/29831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3620" calcext:value-type="float">
            <text:p>2983620</text:p>
          </table:table-cell>
          <table:table-cell table:style-name="ce2" office:value-type="string" calcext:value-type="string">
            <text:p>Rue Mathieu Pauwels</text:p>
          </table:table-cell>
          <table:table-cell table:style-name="ce2" office:value-type="string" calcext:value-type="string">
            <text:p>Mathieu Pauwel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-</text:p>
          </table:table-cell>
          <table:table-cell/>
          <table:table-cell table:style-name="ce8" table:formula="of:=CONCATENATE(&quot;https://osm.org/&quot;;[.A7];&quot;/&quot;;[.B7])" office:value-type="string" office:string-value="https://osm.org/relation/2983620" calcext:value-type="string">
            <text:p>https://osm.org/relation/29836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3621" calcext:value-type="float">
            <text:p>2983621</text:p>
          </table:table-cell>
          <table:table-cell table:style-name="ce2" office:value-type="string" calcext:value-type="string">
            <text:p>Rue de Dilbeek</text:p>
          </table:table-cell>
          <table:table-cell table:style-name="ce2" office:value-type="string" calcext:value-type="string">
            <text:p>Dilb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];&quot;/&quot;;[.B8])" office:value-type="string" office:string-value="https://osm.org/relation/2983621" calcext:value-type="string">
            <text:p>https://osm.org/relation/29836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3622" calcext:value-type="float">
            <text:p>2983622</text:p>
          </table:table-cell>
          <table:table-cell table:style-name="ce2" office:value-type="string" calcext:value-type="string">
            <text:p>Rue du Sextant</text:p>
          </table:table-cell>
          <table:table-cell table:style-name="ce2" office:value-type="string" calcext:value-type="string">
            <text:p>Sextan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9];&quot;/&quot;;[.B9])" office:value-type="string" office:string-value="https://osm.org/relation/2983622" calcext:value-type="string">
            <text:p>https://osm.org/relation/29836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3624" calcext:value-type="float">
            <text:p>2983624</text:p>
          </table:table-cell>
          <table:table-cell table:style-name="ce2" office:value-type="string" calcext:value-type="string">
            <text:p>Rue de l'Étoile Polaire</text:p>
          </table:table-cell>
          <table:table-cell table:style-name="ce2" office:value-type="string" calcext:value-type="string">
            <text:p>Pools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];&quot;/&quot;;[.B10])" office:value-type="string" office:string-value="https://osm.org/relation/2983624" calcext:value-type="string">
            <text:p>https://osm.org/relation/29836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3629" calcext:value-type="float">
            <text:p>2983629</text:p>
          </table:table-cell>
          <table:table-cell table:style-name="ce2" office:value-type="string" calcext:value-type="string">
            <text:p>Clos du Nadir</text:p>
          </table:table-cell>
          <table:table-cell table:style-name="ce2" office:value-type="string" calcext:value-type="string">
            <text:p>Nadir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1];&quot;/&quot;;[.B11])" office:value-type="string" office:string-value="https://osm.org/relation/2983629" calcext:value-type="string">
            <text:p>https://osm.org/relation/29836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3648" calcext:value-type="float">
            <text:p>2983648</text:p>
          </table:table-cell>
          <table:table-cell table:style-name="ce2" office:value-type="string" calcext:value-type="string">
            <text:p>Avenue Charles-Quint</text:p>
          </table:table-cell>
          <table:table-cell table:style-name="ce2" office:value-type="string" calcext:value-type="string">
            <text:p>Keizer Karellaan</text:p>
          </table:table-cell>
          <table:table-cell table:style-name="ce2" office:value-type="string" calcext:value-type="string">
            <text:p>Q325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2];&quot;/&quot;;[.B12])" office:value-type="string" office:string-value="https://osm.org/relation/2983648" calcext:value-type="string">
            <text:p>https://osm.org/relation/29836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8790" calcext:value-type="float">
            <text:p>2988790</text:p>
          </table:table-cell>
          <table:table-cell table:style-name="ce2" office:value-type="string" calcext:value-type="string">
            <text:p>Rue Hogenbos</text:p>
          </table:table-cell>
          <table:table-cell table:style-name="ce2" office:value-type="string" calcext:value-type="string">
            <text:p>Hogenbo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3];&quot;/&quot;;[.B13])" office:value-type="string" office:string-value="https://osm.org/relation/2988790" calcext:value-type="string">
            <text:p>https://osm.org/relation/29887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0332" calcext:value-type="float">
            <text:p>3240332</text:p>
          </table:table-cell>
          <table:table-cell table:style-name="ce2" office:value-type="string" calcext:value-type="string">
            <text:p>Avenue Charles-Quint</text:p>
          </table:table-cell>
          <table:table-cell table:style-name="ce2" office:value-type="string" calcext:value-type="string">
            <text:p>Keizer Karellaan</text:p>
          </table:table-cell>
          <table:table-cell table:style-name="ce2" office:value-type="string" calcext:value-type="string">
            <text:p>Q325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4];&quot;/&quot;;[.B14])" office:value-type="string" office:string-value="https://osm.org/relation/3240332" calcext:value-type="string">
            <text:p>https://osm.org/relation/32403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0337" calcext:value-type="float">
            <text:p>3240337</text:p>
          </table:table-cell>
          <table:table-cell table:style-name="ce2" office:value-type="string" calcext:value-type="string">
            <text:p>Avenue de l'Hôpital Français</text:p>
          </table:table-cell>
          <table:table-cell table:style-name="ce2" office:value-type="string" calcext:value-type="string">
            <text:p>Frans Gasthui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5];&quot;/&quot;;[.B15])" office:value-type="string" office:string-value="https://osm.org/relation/3240337" calcext:value-type="string">
            <text:p>https://osm.org/relation/32403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0346" calcext:value-type="float">
            <text:p>3240346</text:p>
          </table:table-cell>
          <table:table-cell table:style-name="ce2" office:value-type="string" calcext:value-type="string">
            <text:p>Rue Laurent Heirbaut</text:p>
          </table:table-cell>
          <table:table-cell table:style-name="ce2" office:value-type="string" calcext:value-type="string">
            <text:p>Laurent Heirbau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/>
          <table:table-cell table:style-name="ce8" table:formula="of:=CONCATENATE(&quot;https://osm.org/&quot;;[.A16];&quot;/&quot;;[.B16])" office:value-type="string" office:string-value="https://osm.org/relation/3240346" calcext:value-type="string">
            <text:p>https://osm.org/relation/32403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0359" calcext:value-type="float">
            <text:p>3240359</text:p>
          </table:table-cell>
          <table:table-cell table:style-name="ce2" office:value-type="string" calcext:value-type="string">
            <text:p>Rue de Termonde</text:p>
          </table:table-cell>
          <table:table-cell table:style-name="ce2" office:value-type="string" calcext:value-type="string">
            <text:p>Dendermonds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7];&quot;/&quot;;[.B17])" office:value-type="string" office:string-value="https://osm.org/relation/3240359" calcext:value-type="string">
            <text:p>https://osm.org/relation/32403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0371" calcext:value-type="float">
            <text:p>3240371</text:p>
          </table:table-cell>
          <table:table-cell table:style-name="ce2" office:value-type="string" calcext:value-type="string">
            <text:p>Rue Pampoel</text:p>
          </table:table-cell>
          <table:table-cell table:style-name="ce2" office:value-type="string" calcext:value-type="string">
            <text:p>Pampo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8];&quot;/&quot;;[.B18])" office:value-type="string" office:string-value="https://osm.org/relation/3240371" calcext:value-type="string">
            <text:p>https://osm.org/relation/32403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361" calcext:value-type="float">
            <text:p>3241361</text:p>
          </table:table-cell>
          <table:table-cell table:style-name="ce2" office:value-type="string" calcext:value-type="string">
            <text:p>Avenue Marie de Hongrie</text:p>
          </table:table-cell>
          <table:table-cell table:style-name="ce2" office:value-type="string" calcext:value-type="string">
            <text:p>Maria van Hongarijelaan</text:p>
          </table:table-cell>
          <table:table-cell table:style-name="ce2" office:value-type="string" calcext:value-type="string">
            <text:p>Q157077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8" table:formula="of:=CONCATENATE(&quot;https://osm.org/&quot;;[.A19];&quot;/&quot;;[.B19])" office:value-type="string" office:string-value="https://osm.org/relation/3241361" calcext:value-type="string">
            <text:p>https://osm.org/relation/32413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391" calcext:value-type="float">
            <text:p>3241391</text:p>
          </table:table-cell>
          <table:table-cell table:style-name="ce2" office:value-type="string" calcext:value-type="string">
            <text:p>Place Marguerite d'Autriche</text:p>
          </table:table-cell>
          <table:table-cell table:style-name="ce2" office:value-type="string" calcext:value-type="string">
            <text:p>Margaretha van Oostenrijkplein</text:p>
          </table:table-cell>
          <table:table-cell table:style-name="ce2" office:value-type="string" calcext:value-type="string">
            <text:p>Q157100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8" table:formula="of:=CONCATENATE(&quot;https://osm.org/&quot;;[.A20];&quot;/&quot;;[.B20])" office:value-type="string" office:string-value="https://osm.org/relation/3241391" calcext:value-type="string">
            <text:p>https://osm.org/relation/32413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393" calcext:value-type="float">
            <text:p>3241393</text:p>
          </table:table-cell>
          <table:table-cell table:style-name="ce2" office:value-type="string" calcext:value-type="string">
            <text:p>Rue Nestor Martin</text:p>
          </table:table-cell>
          <table:table-cell table:style-name="ce2" office:value-type="string" calcext:value-type="string">
            <text:p>Nestor Martinstraat</text:p>
          </table:table-cell>
          <table:table-cell table:style-name="ce2" office:value-type="string" calcext:value-type="string">
            <text:p>Q94097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1];&quot;/&quot;;[.B21])" office:value-type="string" office:string-value="https://osm.org/relation/3241393" calcext:value-type="string">
            <text:p>https://osm.org/relation/32413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1403" calcext:value-type="float">
            <text:p>3241403</text:p>
          </table:table-cell>
          <table:table-cell table:style-name="ce2" office:value-type="string" calcext:value-type="string">
            <text:p>Avenue de Rusatira</text:p>
          </table:table-cell>
          <table:table-cell table:style-name="ce2" office:value-type="string" calcext:value-type="string">
            <text:p>Rusatiralaan</text:p>
          </table:table-cell>
          <table:table-cell table:style-name="ce2" office:value-type="string" calcext:value-type="string">
            <text:p>Q6075652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22];&quot;/&quot;;[.B22])" office:value-type="string" office:string-value="https://osm.org/relation/3241403" calcext:value-type="string">
            <text:p>https://osm.org/relation/32414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083" calcext:value-type="float">
            <text:p>3252083</text:p>
          </table:table-cell>
          <table:table-cell table:style-name="ce2" office:value-type="string" calcext:value-type="string">
            <text:p>Avenue du Château</text:p>
          </table:table-cell>
          <table:table-cell table:style-name="ce2" office:value-type="string" calcext:value-type="string">
            <text:p>Kastee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3];&quot;/&quot;;[.B23])" office:value-type="string" office:string-value="https://osm.org/relation/3252083" calcext:value-type="string">
            <text:p>https://osm.org/relation/32520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116" calcext:value-type="float">
            <text:p>3252116</text:p>
          </table:table-cell>
          <table:table-cell table:style-name="ce2" office:value-type="string" calcext:value-type="string">
            <text:p>Avenue de la Basilique</text:p>
          </table:table-cell>
          <table:table-cell table:style-name="ce2" office:value-type="string" calcext:value-type="string">
            <text:p>Basilie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4];&quot;/&quot;;[.B24])" office:value-type="string" office:string-value="https://osm.org/relation/3252116" calcext:value-type="string">
            <text:p>https://osm.org/relation/32521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122" calcext:value-type="float">
            <text:p>3252122</text:p>
          </table:table-cell>
          <table:table-cell table:style-name="ce2" office:value-type="string" calcext:value-type="string">
            <text:p>Rue du Petit-Berchem</text:p>
          </table:table-cell>
          <table:table-cell table:style-name="ce2" office:value-type="string" calcext:value-type="string">
            <text:p>Klein Berch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5];&quot;/&quot;;[.B25])" office:value-type="string" office:string-value="https://osm.org/relation/3252122" calcext:value-type="string">
            <text:p>https://osm.org/relation/32521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155" calcext:value-type="float">
            <text:p>3252155</text:p>
          </table:table-cell>
          <table:table-cell table:style-name="ce2" office:value-type="string" calcext:value-type="string">
            <text:p>Avenue de l'Hôpital Français</text:p>
          </table:table-cell>
          <table:table-cell table:style-name="ce2" office:value-type="string" calcext:value-type="string">
            <text:p>Frans Gasthui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6];&quot;/&quot;;[.B26])" office:value-type="string" office:string-value="https://osm.org/relation/3252155" calcext:value-type="string">
            <text:p>https://osm.org/relation/32521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965" calcext:value-type="float">
            <text:p>3253965</text:p>
          </table:table-cell>
          <table:table-cell table:style-name="ce2" office:value-type="string" calcext:value-type="string">
            <text:p>Avenue de l'Hôpital Français</text:p>
          </table:table-cell>
          <table:table-cell table:style-name="ce2" office:value-type="string" calcext:value-type="string">
            <text:p>Frans Gasthui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7];&quot;/&quot;;[.B27])" office:value-type="string" office:string-value="https://osm.org/relation/3253965" calcext:value-type="string">
            <text:p>https://osm.org/relation/32539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971" calcext:value-type="float">
            <text:p>3253971</text:p>
          </table:table-cell>
          <table:table-cell table:style-name="ce2" office:value-type="string" calcext:value-type="string">
            <text:p>Rue de la Métairie</text:p>
          </table:table-cell>
          <table:table-cell table:style-name="ce2" office:value-type="string" calcext:value-type="string">
            <text:p>Boerd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8];&quot;/&quot;;[.B28])" office:value-type="string" office:string-value="https://osm.org/relation/3253971" calcext:value-type="string">
            <text:p>https://osm.org/relation/32539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975" calcext:value-type="float">
            <text:p>3253975</text:p>
          </table:table-cell>
          <table:table-cell table:style-name="ce2" office:value-type="string" calcext:value-type="string">
            <text:p>Avenue de la Bergère</text:p>
          </table:table-cell>
          <table:table-cell table:style-name="ce2" office:value-type="string" calcext:value-type="string">
            <text:p>Herderi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29];&quot;/&quot;;[.B29])" office:value-type="string" office:string-value="https://osm.org/relation/3253975" calcext:value-type="string">
            <text:p>https://osm.org/relation/32539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981" calcext:value-type="float">
            <text:p>3253981</text:p>
          </table:table-cell>
          <table:table-cell table:style-name="ce2" office:value-type="string" calcext:value-type="string">
            <text:p>Avenue Notre-Dame de Fatima</text:p>
          </table:table-cell>
          <table:table-cell table:style-name="ce2" office:value-type="string" calcext:value-type="string">
            <text:p>Onze Lieve-Vrouw van Fatimalaan</text:p>
          </table:table-cell>
          <table:table-cell table:style-name="ce2" office:value-type="string" calcext:value-type="string">
            <text:p>Q719524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8" table:formula="of:=CONCATENATE(&quot;https://osm.org/&quot;;[.A30];&quot;/&quot;;[.B30])" office:value-type="string" office:string-value="https://osm.org/relation/3253981" calcext:value-type="string">
            <text:p>https://osm.org/relation/32539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3999" calcext:value-type="float">
            <text:p>3253999</text:p>
          </table:table-cell>
          <table:table-cell table:style-name="ce2" office:value-type="string" calcext:value-type="string">
            <text:p>Rue de Ganshoren</text:p>
          </table:table-cell>
          <table:table-cell table:style-name="ce2" office:value-type="string" calcext:value-type="string">
            <text:p>Gansho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1];&quot;/&quot;;[.B31])" office:value-type="string" office:string-value="https://osm.org/relation/3253999" calcext:value-type="string">
            <text:p>https://osm.org/relation/32539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4304" calcext:value-type="float">
            <text:p>3254304</text:p>
          </table:table-cell>
          <table:table-cell table:style-name="ce2" office:value-type="string" calcext:value-type="string">
            <text:p>Rue Georges Remy</text:p>
          </table:table-cell>
          <table:table-cell table:style-name="ce2" office:value-type="string" calcext:value-type="string">
            <text:p>Georges Remystraat</text:p>
          </table:table-cell>
          <table:table-cell table:style-name="ce2" office:value-type="string" calcext:value-type="string">
            <text:p>Q529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32];&quot;/&quot;;[.B32])" office:value-type="string" office:string-value="https://osm.org/relation/3254304" calcext:value-type="string">
            <text:p>https://osm.org/relation/32543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4310" calcext:value-type="float">
            <text:p>3254310</text:p>
          </table:table-cell>
          <table:table-cell table:style-name="ce2" office:value-type="string" calcext:value-type="string">
            <text:p>Rue du Grand-Air</text:p>
          </table:table-cell>
          <table:table-cell table:style-name="ce2" office:value-type="string" calcext:value-type="string">
            <text:p>Openluch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3];&quot;/&quot;;[.B33])" office:value-type="string" office:string-value="https://osm.org/relation/3254310" calcext:value-type="string">
            <text:p>https://osm.org/relation/32543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4313" calcext:value-type="float">
            <text:p>3254313</text:p>
          </table:table-cell>
          <table:table-cell table:style-name="ce2" office:value-type="string" calcext:value-type="string">
            <text:p>Rue de Termonde</text:p>
          </table:table-cell>
          <table:table-cell table:style-name="ce2" office:value-type="string" calcext:value-type="string">
            <text:p>Dendermonds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4];&quot;/&quot;;[.B34])" office:value-type="string" office:string-value="https://osm.org/relation/3254313" calcext:value-type="string">
            <text:p>https://osm.org/relation/32543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4317" calcext:value-type="float">
            <text:p>3254317</text:p>
          </table:table-cell>
          <table:table-cell table:style-name="ce2" office:value-type="string" calcext:value-type="string">
            <text:p>Rue du Bon Accueil</text:p>
          </table:table-cell>
          <table:table-cell table:style-name="ce2" office:value-type="string" calcext:value-type="string">
            <text:p>Goede Bejegenin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5];&quot;/&quot;;[.B35])" office:value-type="string" office:string-value="https://osm.org/relation/3254317" calcext:value-type="string">
            <text:p>https://osm.org/relation/32543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4323" calcext:value-type="float">
            <text:p>3254323</text:p>
          </table:table-cell>
          <table:table-cell table:style-name="ce2" office:value-type="string" calcext:value-type="string">
            <text:p>Avenue de l'Entr'Aide</text:p>
          </table:table-cell>
          <table:table-cell table:style-name="ce2" office:value-type="string" calcext:value-type="string">
            <text:p>Onderlinge Hulp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6];&quot;/&quot;;[.B36])" office:value-type="string" office:string-value="https://osm.org/relation/3254323" calcext:value-type="string">
            <text:p>https://osm.org/relation/32543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4325" calcext:value-type="float">
            <text:p>3254325</text:p>
          </table:table-cell>
          <table:table-cell table:style-name="ce2" office:value-type="string" calcext:value-type="string">
            <text:p>Rue de la Fondation</text:p>
          </table:table-cell>
          <table:table-cell table:style-name="ce2" office:value-type="string" calcext:value-type="string">
            <text:p>Stichting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7];&quot;/&quot;;[.B37])" office:value-type="string" office:string-value="https://osm.org/relation/3254325" calcext:value-type="string">
            <text:p>https://osm.org/relation/32543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4329" calcext:value-type="float">
            <text:p>3254329</text:p>
          </table:table-cell>
          <table:table-cell table:style-name="ce2" office:value-type="string" calcext:value-type="string">
            <text:p>Rue de la Cité Moderne</text:p>
          </table:table-cell>
          <table:table-cell table:style-name="ce2" office:value-type="string" calcext:value-type="string">
            <text:p>Moderne-Wij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8];&quot;/&quot;;[.B38])" office:value-type="string" office:string-value="https://osm.org/relation/3254329" calcext:value-type="string">
            <text:p>https://osm.org/relation/32543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4333" calcext:value-type="float">
            <text:p>3254333</text:p>
          </table:table-cell>
          <table:table-cell table:style-name="ce2" office:value-type="string" calcext:value-type="string">
            <text:p>Clos du Tilleul</text:p>
          </table:table-cell>
          <table:table-cell table:style-name="ce2" office:value-type="string" calcext:value-type="string">
            <text:p>Linde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39];&quot;/&quot;;[.B39])" office:value-type="string" office:string-value="https://osm.org/relation/3254333" calcext:value-type="string">
            <text:p>https://osm.org/relation/32543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4338" calcext:value-type="float">
            <text:p>3254338</text:p>
          </table:table-cell>
          <table:table-cell table:style-name="ce2" office:value-type="string" calcext:value-type="string">
            <text:p>Place de l'Initiative</text:p>
          </table:table-cell>
          <table:table-cell table:style-name="ce2" office:value-type="string" calcext:value-type="string">
            <text:p>Initiatief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0];&quot;/&quot;;[.B40])" office:value-type="string" office:string-value="https://osm.org/relation/3254338" calcext:value-type="string">
            <text:p>https://osm.org/relation/32543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4360" calcext:value-type="float">
            <text:p>3254360</text:p>
          </table:table-cell>
          <table:table-cell table:style-name="ce2" office:value-type="string" calcext:value-type="string">
            <text:p>Place des Coopérateurs</text:p>
          </table:table-cell>
          <table:table-cell table:style-name="ce2" office:value-type="string" calcext:value-type="string">
            <text:p>Samenwerker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1];&quot;/&quot;;[.B41])" office:value-type="string" office:string-value="https://osm.org/relation/3254360" calcext:value-type="string">
            <text:p>https://osm.org/relation/32543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4361" calcext:value-type="float">
            <text:p>3254361</text:p>
          </table:table-cell>
          <table:table-cell table:style-name="ce2" office:value-type="string" calcext:value-type="string">
            <text:p>Rue de la Gérance</text:p>
          </table:table-cell>
          <table:table-cell table:style-name="ce2" office:value-type="string" calcext:value-type="string">
            <text:p>Behe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2];&quot;/&quot;;[.B42])" office:value-type="string" office:string-value="https://osm.org/relation/3254361" calcext:value-type="string">
            <text:p>https://osm.org/relation/32543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4366" calcext:value-type="float">
            <text:p>3254366</text:p>
          </table:table-cell>
          <table:table-cell table:style-name="ce2" office:value-type="string" calcext:value-type="string">
            <text:p>Rue des Ebats</text:p>
          </table:table-cell>
          <table:table-cell table:style-name="ce2" office:value-type="string" calcext:value-type="string">
            <text:p>Ravott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3];&quot;/&quot;;[.B43])" office:value-type="string" office:string-value="https://osm.org/relation/3254366" calcext:value-type="string">
            <text:p>https://osm.org/relation/32543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4367" calcext:value-type="float">
            <text:p>3254367</text:p>
          </table:table-cell>
          <table:table-cell table:style-name="ce2" office:value-type="string" calcext:value-type="string">
            <text:p>Rue de l'Evolution</text:p>
          </table:table-cell>
          <table:table-cell table:style-name="ce2" office:value-type="string" calcext:value-type="string">
            <text:p>Ontwikkelin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4];&quot;/&quot;;[.B44])" office:value-type="string" office:string-value="https://osm.org/relation/3254367" calcext:value-type="string">
            <text:p>https://osm.org/relation/32543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5007" calcext:value-type="float">
            <text:p>3255007</text:p>
          </table:table-cell>
          <table:table-cell table:style-name="ce2" office:value-type="string" calcext:value-type="string">
            <text:p>Avenue Josse Goffin</text:p>
          </table:table-cell>
          <table:table-cell table:style-name="ce2" office:value-type="string" calcext:value-type="string">
            <text:p>Josse Goffin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5" office:value-type="string" calcext:value-type="string">
            <text:p><text:a xlink:href="https://www.jossegoffin.com/bio.html" xlink:type="simple">https://www.jossegoffin.com/bio.html </text:a></text:p>
          </table:table-cell>
          <table:table-cell table:style-name="ce8" table:formula="of:=CONCATENATE(&quot;https://osm.org/&quot;;[.A45];&quot;/&quot;;[.B45])" office:value-type="string" office:string-value="https://osm.org/relation/3255007" calcext:value-type="string">
            <text:p>https://osm.org/relation/32550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5012" calcext:value-type="float">
            <text:p>3255012</text:p>
          </table:table-cell>
          <table:table-cell table:style-name="ce2" office:value-type="string" calcext:value-type="string">
            <text:p>Rue des Combattants</text:p>
          </table:table-cell>
          <table:table-cell table:style-name="ce2" office:value-type="string" calcext:value-type="string">
            <text:p>Strijd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6];&quot;/&quot;;[.B46])" office:value-type="string" office:string-value="https://osm.org/relation/3255012" calcext:value-type="string">
            <text:p>https://osm.org/relation/32550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5013" calcext:value-type="float">
            <text:p>3255013</text:p>
          </table:table-cell>
          <table:table-cell table:style-name="ce2" office:value-type="string" calcext:value-type="string">
            <text:p>Venelle du Champ du Moulin</text:p>
          </table:table-cell>
          <table:table-cell table:style-name="ce2" office:value-type="string" calcext:value-type="string">
            <text:p>Molenveldste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7];&quot;/&quot;;[.B47])" office:value-type="string" office:string-value="https://osm.org/relation/3255013" calcext:value-type="string">
            <text:p>https://osm.org/relation/32550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5057" calcext:value-type="float">
            <text:p>3255057</text:p>
          </table:table-cell>
          <table:table-cell table:style-name="ce2" office:value-type="string" calcext:value-type="string">
            <text:p>Chaussée de Gand</text:p>
          </table:table-cell>
          <table:table-cell table:style-name="ce2" office:value-type="string" calcext:value-type="string">
            <text:p>Gent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8];&quot;/&quot;;[.B48])" office:value-type="string" office:string-value="https://osm.org/relation/3255057" calcext:value-type="string">
            <text:p>https://osm.org/relation/32550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363" calcext:value-type="float">
            <text:p>3256363</text:p>
          </table:table-cell>
          <table:table-cell table:style-name="ce2" office:value-type="string" calcext:value-type="string">
            <text:p>Clos du Zavelenberg</text:p>
          </table:table-cell>
          <table:table-cell table:style-name="ce2" office:value-type="string" calcext:value-type="string">
            <text:p>Zavelenberg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49];&quot;/&quot;;[.B49])" office:value-type="string" office:string-value="https://osm.org/relation/3256363" calcext:value-type="string">
            <text:p>https://osm.org/relation/32563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369" calcext:value-type="float">
            <text:p>3256369</text:p>
          </table:table-cell>
          <table:table-cell table:style-name="ce2" office:value-type="string" calcext:value-type="string">
            <text:p>Avenue des Bardanes</text:p>
          </table:table-cell>
          <table:table-cell table:style-name="ce2" office:value-type="string" calcext:value-type="string">
            <text:p>Kliss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0];&quot;/&quot;;[.B50])" office:value-type="string" office:string-value="https://osm.org/relation/3256369" calcext:value-type="string">
            <text:p>https://osm.org/relation/32563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386" calcext:value-type="float">
            <text:p>3256386</text:p>
          </table:table-cell>
          <table:table-cell table:style-name="ce2" office:value-type="string" calcext:value-type="string">
            <text:p>Rue Bois des Îles</text:p>
          </table:table-cell>
          <table:table-cell table:style-name="ce2" office:value-type="string" calcext:value-type="string">
            <text:p>Eilandenhou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1];&quot;/&quot;;[.B51])" office:value-type="string" office:string-value="https://osm.org/relation/3256386" calcext:value-type="string">
            <text:p>https://osm.org/relation/32563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389" calcext:value-type="float">
            <text:p>3256389</text:p>
          </table:table-cell>
          <table:table-cell table:style-name="ce2" office:value-type="string" calcext:value-type="string">
            <text:p>Avenue Marie de Hongrie</text:p>
          </table:table-cell>
          <table:table-cell table:style-name="ce2" office:value-type="string" calcext:value-type="string">
            <text:p>Maria van Hongarijelaan</text:p>
          </table:table-cell>
          <table:table-cell table:style-name="ce2" office:value-type="string" calcext:value-type="string">
            <text:p>Q157077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8" table:formula="of:=CONCATENATE(&quot;https://osm.org/&quot;;[.A52];&quot;/&quot;;[.B52])" office:value-type="string" office:string-value="https://osm.org/relation/3256389" calcext:value-type="string">
            <text:p>https://osm.org/relation/32563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391" calcext:value-type="float">
            <text:p>3256391</text:p>
          </table:table-cell>
          <table:table-cell table:style-name="ce2" office:value-type="string" calcext:value-type="string">
            <text:p>Rue Nestor Martin</text:p>
          </table:table-cell>
          <table:table-cell table:style-name="ce2" office:value-type="string" calcext:value-type="string">
            <text:p>Nestor Martinstraat</text:p>
          </table:table-cell>
          <table:table-cell table:style-name="ce2" office:value-type="string" calcext:value-type="string">
            <text:p>Q94097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53];&quot;/&quot;;[.B53])" office:value-type="string" office:string-value="https://osm.org/relation/3256391" calcext:value-type="string">
            <text:p>https://osm.org/relation/32563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395" calcext:value-type="float">
            <text:p>3256395</text:p>
          </table:table-cell>
          <table:table-cell table:style-name="ce2" office:value-type="string" calcext:value-type="string">
            <text:p>Rue de la Technologie</text:p>
          </table:table-cell>
          <table:table-cell table:style-name="ce2" office:value-type="string" calcext:value-type="string">
            <text:p>Technolog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4];&quot;/&quot;;[.B54])" office:value-type="string" office:string-value="https://osm.org/relation/3256395" calcext:value-type="string">
            <text:p>https://osm.org/relation/32563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396" calcext:value-type="float">
            <text:p>3256396</text:p>
          </table:table-cell>
          <table:table-cell table:style-name="ce2" office:value-type="string" calcext:value-type="string">
            <text:p>Place de la Gare</text:p>
          </table:table-cell>
          <table:table-cell table:style-name="ce2" office:value-type="string" calcext:value-type="string">
            <text:p>Station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5];&quot;/&quot;;[.B55])" office:value-type="string" office:string-value="https://osm.org/relation/3256396" calcext:value-type="string">
            <text:p>https://osm.org/relation/32563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407" calcext:value-type="float">
            <text:p>3256407</text:p>
          </table:table-cell>
          <table:table-cell table:style-name="ce2" office:value-type="string" calcext:value-type="string">
            <text:p>Chaussée de Zellik</text:p>
          </table:table-cell>
          <table:table-cell table:style-name="ce2" office:value-type="string" calcext:value-type="string">
            <text:p>Steenweg op Zelli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6];&quot;/&quot;;[.B56])" office:value-type="string" office:string-value="https://osm.org/relation/3256407" calcext:value-type="string">
            <text:p>https://osm.org/relation/32564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424" calcext:value-type="float">
            <text:p>3256424</text:p>
          </table:table-cell>
          <table:table-cell table:style-name="ce2" office:value-type="string" calcext:value-type="string">
            <text:p>Rue des Châlets</text:p>
          </table:table-cell>
          <table:table-cell table:style-name="ce2" office:value-type="string" calcext:value-type="string">
            <text:p>Lusthuiz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7];&quot;/&quot;;[.B57])" office:value-type="string" office:string-value="https://osm.org/relation/3256424" calcext:value-type="string">
            <text:p>https://osm.org/relation/32564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446" calcext:value-type="float">
            <text:p>3256446</text:p>
          </table:table-cell>
          <table:table-cell table:style-name="ce2" office:value-type="string" calcext:value-type="string">
            <text:p>Rue du Petit-Berchem</text:p>
          </table:table-cell>
          <table:table-cell table:style-name="ce2" office:value-type="string" calcext:value-type="string">
            <text:p>Klein Berch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8];&quot;/&quot;;[.B58])" office:value-type="string" office:string-value="https://osm.org/relation/3256446" calcext:value-type="string">
            <text:p>https://osm.org/relation/32564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447" calcext:value-type="float">
            <text:p>3256447</text:p>
          </table:table-cell>
          <table:table-cell table:style-name="ce2" office:value-type="string" calcext:value-type="string">
            <text:p>Rue Katteput</text:p>
          </table:table-cell>
          <table:table-cell table:style-name="ce2" office:value-type="string" calcext:value-type="string">
            <text:p>Kattepu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59];&quot;/&quot;;[.B59])" office:value-type="string" office:string-value="https://osm.org/relation/3256447" calcext:value-type="string">
            <text:p>https://osm.org/relation/32564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32" calcext:value-type="float">
            <text:p>3256832</text:p>
          </table:table-cell>
          <table:table-cell table:style-name="ce2" office:value-type="string" calcext:value-type="string">
            <text:p>Avenue de la Basilique</text:p>
          </table:table-cell>
          <table:table-cell table:style-name="ce2" office:value-type="string" calcext:value-type="string">
            <text:p>Basilie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0];&quot;/&quot;;[.B60])" office:value-type="string" office:string-value="https://osm.org/relation/3256832" calcext:value-type="string">
            <text:p>https://osm.org/relation/32568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35" calcext:value-type="float">
            <text:p>3256835</text:p>
          </table:table-cell>
          <table:table-cell table:style-name="ce2" office:value-type="string" calcext:value-type="string">
            <text:p>Avenue Hélène</text:p>
          </table:table-cell>
          <table:table-cell table:style-name="ce2" office:value-type="string" calcext:value-type="string">
            <text:p>Helena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8" table:formula="of:=CONCATENATE(&quot;https://osm.org/&quot;;[.A61];&quot;/&quot;;[.B61])" office:value-type="string" office:string-value="https://osm.org/relation/3256835" calcext:value-type="string">
            <text:p>https://osm.org/relation/32568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38" calcext:value-type="float">
            <text:p>3256838</text:p>
          </table:table-cell>
          <table:table-cell table:style-name="ce2" office:value-type="string" calcext:value-type="string">
            <text:p>Rue Hubert Heymans</text:p>
          </table:table-cell>
          <table:table-cell table:style-name="ce2" office:value-type="string" calcext:value-type="string">
            <text:p>Hubert Heyman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/>
          <table:table-cell table:style-name="ce8" table:formula="of:=CONCATENATE(&quot;https://osm.org/&quot;;[.A62];&quot;/&quot;;[.B62])" office:value-type="string" office:string-value="https://osm.org/relation/3256838" calcext:value-type="string">
            <text:p>https://osm.org/relation/325683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float" office:value="3256841" calcext:value-type="float">
            <text:p>3256841</text:p>
          </table:table-cell>
          <table:table-cell table:style-name="ce3" office:value-type="string" calcext:value-type="string">
            <text:p>Rue Egide Winteroy</text:p>
          </table:table-cell>
          <table:table-cell table:style-name="ce3" office:value-type="string" calcext:value-type="string">
            <text:p>Egide Winteroystraat</text:p>
          </table:table-cell>
          <table:table-cell table:style-name="ce4"/>
          <table:table-cell table:style-name="ce3" table:content-validation-name="val1" office:value-type="string" calcext:value-type="string">
            <text:p>Homme/Man</text:p>
          </table:table-cell>
          <table:table-cell table:style-name="ce3" office:value-type="string" calcext:value-type="string">
            <text:p>pas de Wikidata ni Wikipedia</text:p>
          </table:table-cell>
          <table:table-cell table:style-name="ce4"/>
          <table:table-cell table:style-name="ce9" table:formula="of:=CONCATENATE(&quot;https://osm.org/&quot;;[.A63];&quot;/&quot;;[.B63])" office:value-type="string" office:string-value="https://osm.org/relation/3256841" calcext:value-type="string">
            <text:p>https://osm.org/relation/3256841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52" calcext:value-type="float">
            <text:p>3256852</text:p>
          </table:table-cell>
          <table:table-cell table:style-name="ce2" office:value-type="string" calcext:value-type="string">
            <text:p>Avenue Laure</text:p>
          </table:table-cell>
          <table:table-cell table:style-name="ce2" office:value-type="string" calcext:value-type="string">
            <text:p>Laura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8" table:formula="of:=CONCATENATE(&quot;https://osm.org/&quot;;[.A64];&quot;/&quot;;[.B64])" office:value-type="string" office:string-value="https://osm.org/relation/3256852" calcext:value-type="string">
            <text:p>https://osm.org/relation/32568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55" calcext:value-type="float">
            <text:p>3256855</text:p>
          </table:table-cell>
          <table:table-cell table:style-name="ce2" office:value-type="string" calcext:value-type="string">
            <text:p>Clos du Ruisselet</text:p>
          </table:table-cell>
          <table:table-cell table:style-name="ce2" office:value-type="string" calcext:value-type="string">
            <text:p>Beek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5];&quot;/&quot;;[.B65])" office:value-type="string" office:string-value="https://osm.org/relation/3256855" calcext:value-type="string">
            <text:p>https://osm.org/relation/32568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57" calcext:value-type="float">
            <text:p>3256857</text:p>
          </table:table-cell>
          <table:table-cell table:style-name="ce2" office:value-type="string" calcext:value-type="string">
            <text:p>Rue Auguste Van Zande</text:p>
          </table:table-cell>
          <table:table-cell table:style-name="ce2" office:value-type="string" calcext:value-type="string">
            <text:p>Auguste Van Zand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6" office:value-type="string" calcext:value-type="string">
            <text:p>Auguste Van Zande (burgemeester 1903-1915)</text:p>
          </table:table-cell>
          <table:table-cell table:style-name="ce8" table:formula="of:=CONCATENATE(&quot;https://osm.org/&quot;;[.A66];&quot;/&quot;;[.B66])" office:value-type="string" office:string-value="https://osm.org/relation/3256857" calcext:value-type="string">
            <text:p>https://osm.org/relation/32568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63" calcext:value-type="float">
            <text:p>3256863</text:p>
          </table:table-cell>
          <table:table-cell table:style-name="ce2" office:value-type="string" calcext:value-type="string">
            <text:p>Avenue de Koekelberg</text:p>
          </table:table-cell>
          <table:table-cell table:style-name="ce2" office:value-type="string" calcext:value-type="string">
            <text:p>Koekelber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67];&quot;/&quot;;[.B67])" office:value-type="string" office:string-value="https://osm.org/relation/3256863" calcext:value-type="string">
            <text:p>https://osm.org/relation/32568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66" calcext:value-type="float">
            <text:p>3256866</text:p>
          </table:table-cell>
          <table:table-cell table:style-name="ce2" office:value-type="string" calcext:value-type="string">
            <text:p>Rue Joseph Genot</text:p>
          </table:table-cell>
          <table:table-cell table:style-name="ce2" office:value-type="string" calcext:value-type="string">
            <text:p>Joseph Geno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2" office:value-type="string" calcext:value-type="string">
            <text:p>Joseph Genot (ancien conseiller communal molenbeekois)</text:p>
          </table:table-cell>
          <table:table-cell table:style-name="ce8" table:formula="of:=CONCATENATE(&quot;https://osm.org/&quot;;[.A68];&quot;/&quot;;[.B68])" office:value-type="string" office:string-value="https://osm.org/relation/3256866" calcext:value-type="string">
            <text:p>https://osm.org/relation/32568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058" calcext:value-type="float">
            <text:p>3258058</text:p>
          </table:table-cell>
          <table:table-cell table:style-name="ce2" office:value-type="string" calcext:value-type="string">
            <text:p>Parc Jean Monnet</text:p>
          </table:table-cell>
          <table:table-cell table:style-name="ce2" office:value-type="string" calcext:value-type="string">
            <text:p>Jean Monnetpark</text:p>
          </table:table-cell>
          <table:table-cell table:style-name="ce2" office:value-type="string" calcext:value-type="string">
            <text:p>Q1597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69];&quot;/&quot;;[.B69])" office:value-type="string" office:string-value="https://osm.org/relation/3258058" calcext:value-type="string">
            <text:p>https://osm.org/relation/32580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061" calcext:value-type="float">
            <text:p>3258061</text:p>
          </table:table-cell>
          <table:table-cell table:style-name="ce2" office:value-type="string" calcext:value-type="string">
            <text:p>Rue de l'Azur</text:p>
          </table:table-cell>
          <table:table-cell table:style-name="ce2" office:value-type="string" calcext:value-type="string">
            <text:p>Azuu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0];&quot;/&quot;;[.B70])" office:value-type="string" office:string-value="https://osm.org/relation/3258061" calcext:value-type="string">
            <text:p>https://osm.org/relation/32580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066" calcext:value-type="float">
            <text:p>3258066</text:p>
          </table:table-cell>
          <table:table-cell table:style-name="ce2" office:value-type="string" calcext:value-type="string">
            <text:p>Avenue des Frères Becqué</text:p>
          </table:table-cell>
          <table:table-cell table:style-name="ce2" office:value-type="string" calcext:value-type="string">
            <text:p>Gebroeders Becqué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5" office:value-type="string" calcext:value-type="string">
            <text:p><text:a xlink:href="http://www.ebru.be/Streets/streets1082/bruxelles-1082-avenue-des-freres-becque.html" xlink:type="simple">http://www.ebru.be/Streets/streets1082/bruxelles-1082-avenue-des-freres-becque.html</text:a></text:p>
          </table:table-cell>
          <table:table-cell table:style-name="ce8" table:formula="of:=CONCATENATE(&quot;https://osm.org/&quot;;[.A71];&quot;/&quot;;[.B71])" office:value-type="string" office:string-value="https://osm.org/relation/3258066" calcext:value-type="string">
            <text:p>https://osm.org/relation/32580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087" calcext:value-type="float">
            <text:p>3258087</text:p>
          </table:table-cell>
          <table:table-cell table:style-name="ce2" office:value-type="string" calcext:value-type="string">
            <text:p>Avenue de Selliers de Moranville</text:p>
          </table:table-cell>
          <table:table-cell table:style-name="ce2" office:value-type="string" calcext:value-type="string">
            <text:p>de Selliers de Moranvillelaan</text:p>
          </table:table-cell>
          <table:table-cell table:style-name="ce2" office:value-type="string" calcext:value-type="string">
            <text:p>Q2072405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72];&quot;/&quot;;[.B72])" office:value-type="string" office:string-value="https://osm.org/relation/3258087" calcext:value-type="string">
            <text:p>https://osm.org/relation/32580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098" calcext:value-type="float">
            <text:p>3258098</text:p>
          </table:table-cell>
          <table:table-cell table:style-name="ce2" office:value-type="string" calcext:value-type="string">
            <text:p>Rue des Alcyons</text:p>
          </table:table-cell>
          <table:table-cell table:style-name="ce2" office:value-type="string" calcext:value-type="string">
            <text:p>Alcyo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3];&quot;/&quot;;[.B73])" office:value-type="string" office:string-value="https://osm.org/relation/3258098" calcext:value-type="string">
            <text:p>https://osm.org/relation/32580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342" calcext:value-type="float">
            <text:p>3263342</text:p>
          </table:table-cell>
          <table:table-cell table:style-name="ce2" office:value-type="string" calcext:value-type="string">
            <text:p>Avenue du Roi Albert</text:p>
          </table:table-cell>
          <table:table-cell table:style-name="ce2" office:value-type="string" calcext:value-type="string">
            <text:p>Koning Albertlaan</text:p>
          </table:table-cell>
          <table:table-cell table:style-name="ce2" office:value-type="string" calcext:value-type="string">
            <text:p>Q330125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74];&quot;/&quot;;[.B74])" office:value-type="string" office:string-value="https://osm.org/relation/3263342" calcext:value-type="string">
            <text:p>https://osm.org/relation/32633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351" calcext:value-type="float">
            <text:p>3263351</text:p>
          </table:table-cell>
          <table:table-cell table:style-name="ce2" office:value-type="string" calcext:value-type="string">
            <text:p>Avenue du Hunderenveld</text:p>
          </table:table-cell>
          <table:table-cell table:style-name="ce2" office:value-type="string" calcext:value-type="string">
            <text:p>Hunderenvel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5];&quot;/&quot;;[.B75])" office:value-type="string" office:string-value="https://osm.org/relation/3263351" calcext:value-type="string">
            <text:p>https://osm.org/relation/32633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352" calcext:value-type="float">
            <text:p>3263352</text:p>
          </table:table-cell>
          <table:table-cell table:number-columns-repeated="2" table:style-name="ce2" office:value-type="string" calcext:value-type="string">
            <text:p>Hunderenvel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6];&quot;/&quot;;[.B76])" office:value-type="string" office:string-value="https://osm.org/relation/3263352" calcext:value-type="string">
            <text:p>https://osm.org/relation/32633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377" calcext:value-type="float">
            <text:p>3263377</text:p>
          </table:table-cell>
          <table:table-cell table:style-name="ce2" office:value-type="string" calcext:value-type="string">
            <text:p>Rue Hubert Blauwet</text:p>
          </table:table-cell>
          <table:table-cell table:style-name="ce2" office:value-type="string" calcext:value-type="string">
            <text:p>Hubert Blauwe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2" office:value-type="string" calcext:value-type="string">
            <text:p>Hubert Blauwet (mort pour la Patrie)</text:p>
          </table:table-cell>
          <table:table-cell table:style-name="ce8" table:formula="of:=CONCATENATE(&quot;https://osm.org/&quot;;[.A77];&quot;/&quot;;[.B77])" office:value-type="string" office:string-value="https://osm.org/relation/3263377" calcext:value-type="string">
            <text:p>https://osm.org/relation/32633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743" calcext:value-type="float">
            <text:p>3263743</text:p>
          </table:table-cell>
          <table:table-cell table:style-name="ce2" office:value-type="string" calcext:value-type="string">
            <text:p>Rue des Fleuristes</text:p>
          </table:table-cell>
          <table:table-cell table:style-name="ce2" office:value-type="string" calcext:value-type="string">
            <text:p>Bloemkwek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8];&quot;/&quot;;[.B78])" office:value-type="string" office:string-value="https://osm.org/relation/3263743" calcext:value-type="string">
            <text:p>https://osm.org/relation/32637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746" calcext:value-type="float">
            <text:p>3263746</text:p>
          </table:table-cell>
          <table:table-cell table:style-name="ce2" office:value-type="string" calcext:value-type="string">
            <text:p>Clos Fleuri</text:p>
          </table:table-cell>
          <table:table-cell table:style-name="ce2" office:value-type="string" calcext:value-type="string">
            <text:p>Bloemenoor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79];&quot;/&quot;;[.B79])" office:value-type="string" office:string-value="https://osm.org/relation/3263746" calcext:value-type="string">
            <text:p>https://osm.org/relation/32637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753" calcext:value-type="float">
            <text:p>3263753</text:p>
          </table:table-cell>
          <table:table-cell table:style-name="ce2" office:value-type="string" calcext:value-type="string">
            <text:p>Clos des Hortensias</text:p>
          </table:table-cell>
          <table:table-cell table:style-name="ce2" office:value-type="string" calcext:value-type="string">
            <text:p>Hortensia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0];&quot;/&quot;;[.B80])" office:value-type="string" office:string-value="https://osm.org/relation/3263753" calcext:value-type="string">
            <text:p>https://osm.org/relation/32637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805" calcext:value-type="float">
            <text:p>3263805</text:p>
          </table:table-cell>
          <table:table-cell table:style-name="ce2" office:value-type="string" calcext:value-type="string">
            <text:p>Clos des Peupliers</text:p>
          </table:table-cell>
          <table:table-cell table:style-name="ce2" office:value-type="string" calcext:value-type="string">
            <text:p>Populierenoord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1];&quot;/&quot;;[.B81])" office:value-type="string" office:string-value="https://osm.org/relation/3263805" calcext:value-type="string">
            <text:p>https://osm.org/relation/32638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809" calcext:value-type="float">
            <text:p>3263809</text:p>
          </table:table-cell>
          <table:table-cell table:style-name="ce2" office:value-type="string" calcext:value-type="string">
            <text:p>Place Docteur Schweitzer</text:p>
          </table:table-cell>
          <table:table-cell table:style-name="ce2" office:value-type="string" calcext:value-type="string">
            <text:p>Dokter Schweitzerplein</text:p>
          </table:table-cell>
          <table:table-cell table:style-name="ce2" office:value-type="string" calcext:value-type="string">
            <text:p>Q4932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82];&quot;/&quot;;[.B82])" office:value-type="string" office:string-value="https://osm.org/relation/3263809" calcext:value-type="string">
            <text:p>https://osm.org/relation/32638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833" calcext:value-type="float">
            <text:p>3263833</text:p>
          </table:table-cell>
          <table:table-cell table:style-name="ce2" office:value-type="string" calcext:value-type="string">
            <text:p>Rue des Soldats</text:p>
          </table:table-cell>
          <table:table-cell table:style-name="ce2" office:value-type="string" calcext:value-type="string">
            <text:p>Solda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3];&quot;/&quot;;[.B83])" office:value-type="string" office:string-value="https://osm.org/relation/3263833" calcext:value-type="string">
            <text:p>https://osm.org/relation/32638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856" calcext:value-type="float">
            <text:p>3263856</text:p>
          </table:table-cell>
          <table:table-cell table:style-name="ce2" office:value-type="string" calcext:value-type="string">
            <text:p>Rue des Sept Etoiles</text:p>
          </table:table-cell>
          <table:table-cell table:style-name="ce2" office:value-type="string" calcext:value-type="string">
            <text:p>Zevenster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4];&quot;/&quot;;[.B84])" office:value-type="string" office:string-value="https://osm.org/relation/3263856" calcext:value-type="string">
            <text:p>https://osm.org/relation/32638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882" calcext:value-type="float">
            <text:p>3263882</text:p>
          </table:table-cell>
          <table:table-cell table:style-name="ce2" office:value-type="string" calcext:value-type="string">
            <text:p>Rue du Broek</text:p>
          </table:table-cell>
          <table:table-cell table:style-name="ce2" office:value-type="string" calcext:value-type="string">
            <text:p>Bro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5];&quot;/&quot;;[.B85])" office:value-type="string" office:string-value="https://osm.org/relation/3263882" calcext:value-type="string">
            <text:p>https://osm.org/relation/32638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883" calcext:value-type="float">
            <text:p>3263883</text:p>
          </table:table-cell>
          <table:table-cell table:style-name="ce2" office:value-type="string" calcext:value-type="string">
            <text:p>Sentier du Broek</text:p>
          </table:table-cell>
          <table:table-cell table:style-name="ce2" office:value-type="string" calcext:value-type="string">
            <text:p>Broek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6];&quot;/&quot;;[.B86])" office:value-type="string" office:string-value="https://osm.org/relation/3263883" calcext:value-type="string">
            <text:p>https://osm.org/relation/32638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989" calcext:value-type="float">
            <text:p>3263989</text:p>
          </table:table-cell>
          <table:table-cell table:style-name="ce2" office:value-type="string" calcext:value-type="string">
            <text:p>Clos du Sureau</text:p>
          </table:table-cell>
          <table:table-cell table:style-name="ce2" office:value-type="string" calcext:value-type="string">
            <text:p>Vlier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7];&quot;/&quot;;[.B87])" office:value-type="string" office:string-value="https://osm.org/relation/3263989" calcext:value-type="string">
            <text:p>https://osm.org/relation/32639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990" calcext:value-type="float">
            <text:p>3263990</text:p>
          </table:table-cell>
          <table:table-cell table:style-name="ce2" office:value-type="string" calcext:value-type="string">
            <text:p>Rue du Cerisier</text:p>
          </table:table-cell>
          <table:table-cell table:style-name="ce2" office:value-type="string" calcext:value-type="string">
            <text:p>Kerseboo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8];&quot;/&quot;;[.B88])" office:value-type="string" office:string-value="https://osm.org/relation/3263990" calcext:value-type="string">
            <text:p>https://osm.org/relation/32639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3995" calcext:value-type="float">
            <text:p>3263995</text:p>
          </table:table-cell>
          <table:table-cell table:style-name="ce2" office:value-type="string" calcext:value-type="string">
            <text:p>Avenue du Cognassier</text:p>
          </table:table-cell>
          <table:table-cell table:style-name="ce2" office:value-type="string" calcext:value-type="string">
            <text:p>Kweepereboo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89];&quot;/&quot;;[.B89])" office:value-type="string" office:string-value="https://osm.org/relation/3263995" calcext:value-type="string">
            <text:p>https://osm.org/relation/32639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4004" calcext:value-type="float">
            <text:p>3264004</text:p>
          </table:table-cell>
          <table:table-cell table:style-name="ce2" office:value-type="string" calcext:value-type="string">
            <text:p>Rue du Maraîcher</text:p>
          </table:table-cell>
          <table:table-cell table:style-name="ce2" office:value-type="string" calcext:value-type="string">
            <text:p>Groentebo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90];&quot;/&quot;;[.B90])" office:value-type="string" office:string-value="https://osm.org/relation/3264004" calcext:value-type="string">
            <text:p>https://osm.org/relation/32640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4021" calcext:value-type="float">
            <text:p>3264021</text:p>
          </table:table-cell>
          <table:table-cell table:style-name="ce2" office:value-type="string" calcext:value-type="string">
            <text:p>Drève des Maricolles</text:p>
          </table:table-cell>
          <table:table-cell table:style-name="ce2" office:value-type="string" calcext:value-type="string">
            <text:p>Maricoll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91];&quot;/&quot;;[.B91])" office:value-type="string" office:string-value="https://osm.org/relation/3264021" calcext:value-type="string">
            <text:p>https://osm.org/relation/32640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5960" calcext:value-type="float">
            <text:p>3265960</text:p>
          </table:table-cell>
          <table:table-cell table:number-columns-repeated="2" table:style-name="ce2" office:value-type="string" calcext:value-type="string">
            <text:p>t Hof te Overbek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92];&quot;/&quot;;[.B92])" office:value-type="string" office:string-value="https://osm.org/relation/3265960" calcext:value-type="string">
            <text:p>https://osm.org/relation/32659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5964" calcext:value-type="float">
            <text:p>3265964</text:p>
          </table:table-cell>
          <table:table-cell table:style-name="ce2" office:value-type="string" calcext:value-type="string">
            <text:p>Rue du Village Européen</text:p>
          </table:table-cell>
          <table:table-cell table:style-name="ce2" office:value-type="string" calcext:value-type="string">
            <text:p>Europador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93];&quot;/&quot;;[.B93])" office:value-type="string" office:string-value="https://osm.org/relation/3265964" calcext:value-type="string">
            <text:p>https://osm.org/relation/32659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5965" calcext:value-type="float">
            <text:p>3265965</text:p>
          </table:table-cell>
          <table:table-cell table:style-name="ce2" office:value-type="string" calcext:value-type="string">
            <text:p>Rue Auguste Denie</text:p>
          </table:table-cell>
          <table:table-cell table:style-name="ce2" office:value-type="string" calcext:value-type="string">
            <text:p>Auguste Deni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uguste Denie (mort pour la Patrie)</text:p>
          </table:table-cell>
          <table:table-cell table:style-name="ce8" table:formula="of:=CONCATENATE(&quot;https://osm.org/&quot;;[.A94];&quot;/&quot;;[.B94])" office:value-type="string" office:string-value="https://osm.org/relation/3265965" calcext:value-type="string">
            <text:p>https://osm.org/relation/32659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5986" calcext:value-type="float">
            <text:p>3265986</text:p>
          </table:table-cell>
          <table:table-cell table:style-name="ce2" office:value-type="string" calcext:value-type="string">
            <text:p>Rue Michel Van Nieuwenborgh</text:p>
          </table:table-cell>
          <table:table-cell table:style-name="ce2" office:value-type="string" calcext:value-type="string">
            <text:p>Michel Van Nieuwenborgh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Michel Van Nieuwenborgh (habitant de Berchem-Sainte-Agathe mort lors d'une explosion dans l'atelier de munitions où il travaillait pendant la Première Guerre mondiale)</text:p>
          </table:table-cell>
          <table:table-cell table:style-name="ce8" table:formula="of:=CONCATENATE(&quot;https://osm.org/&quot;;[.A95];&quot;/&quot;;[.B95])" office:value-type="string" office:string-value="https://osm.org/relation/3265986" calcext:value-type="string">
            <text:p>https://osm.org/relation/32659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6390" calcext:value-type="float">
            <text:p>3266390</text:p>
          </table:table-cell>
          <table:table-cell table:style-name="ce2" office:value-type="string" calcext:value-type="string">
            <text:p>Rue Louis De Smet</text:p>
          </table:table-cell>
          <table:table-cell table:style-name="ce2" office:value-type="string" calcext:value-type="string">
            <text:p>Louis De Sme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Lous De Smet (soldat berchemois mort pour la Patrie)</text:p>
          </table:table-cell>
          <table:table-cell table:style-name="ce8" table:formula="of:=CONCATENATE(&quot;https://osm.org/&quot;;[.A96];&quot;/&quot;;[.B96])" office:value-type="string" office:string-value="https://osm.org/relation/3266390" calcext:value-type="string">
            <text:p>https://osm.org/relation/32663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6401" calcext:value-type="float">
            <text:p>3266401</text:p>
          </table:table-cell>
          <table:table-cell table:style-name="ce2" office:value-type="string" calcext:value-type="string">
            <text:p>Rue du Wilder</text:p>
          </table:table-cell>
          <table:table-cell table:style-name="ce2" office:value-type="string" calcext:value-type="string">
            <text:p>Wild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97];&quot;/&quot;;[.B97])" office:value-type="string" office:string-value="https://osm.org/relation/3266401" calcext:value-type="string">
            <text:p>https://osm.org/relation/32664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6473" calcext:value-type="float">
            <text:p>3266473</text:p>
          </table:table-cell>
          <table:table-cell table:style-name="ce2" office:value-type="string" calcext:value-type="string">
            <text:p>Rue Louis Braille</text:p>
          </table:table-cell>
          <table:table-cell table:style-name="ce2" office:value-type="string" calcext:value-type="string">
            <text:p>Louis Braillestraat</text:p>
          </table:table-cell>
          <table:table-cell table:style-name="ce2" office:value-type="string" calcext:value-type="string">
            <text:p>Q9318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98];&quot;/&quot;;[.B98])" office:value-type="string" office:string-value="https://osm.org/relation/3266473" calcext:value-type="string">
            <text:p>https://osm.org/relation/32664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6535" calcext:value-type="float">
            <text:p>3266535</text:p>
          </table:table-cell>
          <table:table-cell table:style-name="ce2" office:value-type="string" calcext:value-type="string">
            <text:p>Rue Emile Van Overstraeten</text:p>
          </table:table-cell>
          <table:table-cell table:style-name="ce2" office:value-type="string" calcext:value-type="string">
            <text:p>Emile Van Overstrae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Emile Van Overstraeten (mort pour la Patrie durant la Première Guerre mondiale)</text:p>
          </table:table-cell>
          <table:table-cell table:style-name="ce8" table:formula="of:=CONCATENATE(&quot;https://osm.org/&quot;;[.A99];&quot;/&quot;;[.B99])" office:value-type="string" office:string-value="https://osm.org/relation/3266535" calcext:value-type="string">
            <text:p>https://osm.org/relation/32665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6539" calcext:value-type="float">
            <text:p>3266539</text:p>
          </table:table-cell>
          <table:table-cell table:style-name="ce2" office:value-type="string" calcext:value-type="string">
            <text:p>Rue de la Roseraie</text:p>
          </table:table-cell>
          <table:table-cell table:style-name="ce2" office:value-type="string" calcext:value-type="string">
            <text:p>Rozengaar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0];&quot;/&quot;;[.B100])" office:value-type="string" office:string-value="https://osm.org/relation/3266539" calcext:value-type="string">
            <text:p>https://osm.org/relation/32665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6547" calcext:value-type="float">
            <text:p>3266547</text:p>
          </table:table-cell>
          <table:table-cell table:style-name="ce2" office:value-type="string" calcext:value-type="string">
            <text:p>Rue de l'Allée Verte</text:p>
          </table:table-cell>
          <table:table-cell table:style-name="ce2" office:value-type="string" calcext:value-type="string">
            <text:p>Groendreef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1];&quot;/&quot;;[.B101])" office:value-type="string" office:string-value="https://osm.org/relation/3266547" calcext:value-type="string">
            <text:p>https://osm.org/relation/32665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6586" calcext:value-type="float">
            <text:p>3266586</text:p>
          </table:table-cell>
          <table:table-cell table:style-name="ce2" office:value-type="string" calcext:value-type="string">
            <text:p>Rue Kasterlinden</text:p>
          </table:table-cell>
          <table:table-cell table:style-name="ce2" office:value-type="string" calcext:value-type="string">
            <text:p>Kasterlind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2];&quot;/&quot;;[.B102])" office:value-type="string" office:string-value="https://osm.org/relation/3266586" calcext:value-type="string">
            <text:p>https://osm.org/relation/32665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6606" calcext:value-type="float">
            <text:p>3266606</text:p>
          </table:table-cell>
          <table:table-cell table:style-name="ce2" office:value-type="string" calcext:value-type="string">
            <text:p>Rue Emile Heylens</text:p>
          </table:table-cell>
          <table:table-cell table:style-name="ce2" office:value-type="string" calcext:value-type="string">
            <text:p>Emile Heylen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Emile Heylens (mort pour la Patrie)</text:p>
          </table:table-cell>
          <table:table-cell table:style-name="ce8" table:formula="of:=CONCATENATE(&quot;https://osm.org/&quot;;[.A103];&quot;/&quot;;[.B103])" office:value-type="string" office:string-value="https://osm.org/relation/3266606" calcext:value-type="string">
            <text:p>https://osm.org/relation/32666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6621" calcext:value-type="float">
            <text:p>3266621</text:p>
          </table:table-cell>
          <table:table-cell table:style-name="ce2" office:value-type="string" calcext:value-type="string">
            <text:p>Rue du Jardinage</text:p>
          </table:table-cell>
          <table:table-cell table:style-name="ce2" office:value-type="string" calcext:value-type="string">
            <text:p>Tuinbouw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4];&quot;/&quot;;[.B104])" office:value-type="string" office:string-value="https://osm.org/relation/3266621" calcext:value-type="string">
            <text:p>https://osm.org/relation/32666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6626" calcext:value-type="float">
            <text:p>3266626</text:p>
          </table:table-cell>
          <table:table-cell table:style-name="ce2" office:value-type="string" calcext:value-type="string">
            <text:p>Rue Ferdinand Elbers</text:p>
          </table:table-cell>
          <table:table-cell table:style-name="ce2" office:value-type="string" calcext:value-type="string">
            <text:p>Ferdinand Elbersstraat</text:p>
          </table:table-cell>
          <table:table-cell table:style-name="ce2" office:value-type="string" calcext:value-type="string">
            <text:p>Q23525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05];&quot;/&quot;;[.B105])" office:value-type="string" office:string-value="https://osm.org/relation/3266626" calcext:value-type="string">
            <text:p>https://osm.org/relation/32666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6627" calcext:value-type="float">
            <text:p>3266627</text:p>
          </table:table-cell>
          <table:table-cell table:style-name="ce2" office:value-type="string" calcext:value-type="string">
            <text:p>Rue de la Serre</text:p>
          </table:table-cell>
          <table:table-cell table:style-name="ce2" office:value-type="string" calcext:value-type="string">
            <text:p>Serr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6];&quot;/&quot;;[.B106])" office:value-type="string" office:string-value="https://osm.org/relation/3266627" calcext:value-type="string">
            <text:p>https://osm.org/relation/32666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079" calcext:value-type="float">
            <text:p>3271079</text:p>
          </table:table-cell>
          <table:table-cell table:style-name="ce2" office:value-type="string" calcext:value-type="string">
            <text:p>Avenue du Haut-Champ</text:p>
          </table:table-cell>
          <table:table-cell table:style-name="ce2" office:value-type="string" calcext:value-type="string">
            <text:p>Hoogvel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7];&quot;/&quot;;[.B107])" office:value-type="string" office:string-value="https://osm.org/relation/3271079" calcext:value-type="string">
            <text:p>https://osm.org/relation/32710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080" calcext:value-type="float">
            <text:p>3271080</text:p>
          </table:table-cell>
          <table:table-cell table:style-name="ce2" office:value-type="string" calcext:value-type="string">
            <text:p>Rue du Blé d'Or</text:p>
          </table:table-cell>
          <table:table-cell table:style-name="ce2" office:value-type="string" calcext:value-type="string">
            <text:p>Gulden Koor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8];&quot;/&quot;;[.B108])" office:value-type="string" office:string-value="https://osm.org/relation/3271080" calcext:value-type="string">
            <text:p>https://osm.org/relation/32710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082" calcext:value-type="float">
            <text:p>3271082</text:p>
          </table:table-cell>
          <table:table-cell table:style-name="ce2" office:value-type="string" calcext:value-type="string">
            <text:p>Rue du Grand-Pré</text:p>
          </table:table-cell>
          <table:table-cell table:style-name="ce2" office:value-type="string" calcext:value-type="string">
            <text:p>Weil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09];&quot;/&quot;;[.B109])" office:value-type="string" office:string-value="https://osm.org/relation/3271082" calcext:value-type="string">
            <text:p>https://osm.org/relation/32710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085" calcext:value-type="float">
            <text:p>3271085</text:p>
          </table:table-cell>
          <table:table-cell table:style-name="ce2" office:value-type="string" calcext:value-type="string">
            <text:p>Rue Fik Guidon</text:p>
          </table:table-cell>
          <table:table-cell table:style-name="ce2" office:value-type="string" calcext:value-type="string">
            <text:p>Fik Guido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Victor, dit Fik, Guidon (résistant)</text:p>
          </table:table-cell>
          <table:table-cell table:style-name="ce8" table:formula="of:=CONCATENATE(&quot;https://osm.org/&quot;;[.A110];&quot;/&quot;;[.B110])" office:value-type="string" office:string-value="https://osm.org/relation/3271085" calcext:value-type="string">
            <text:p>https://osm.org/relation/32710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087" calcext:value-type="float">
            <text:p>3271087</text:p>
          </table:table-cell>
          <table:table-cell table:style-name="ce2" office:value-type="string" calcext:value-type="string">
            <text:p>Avenue Évariste De Meersman</text:p>
          </table:table-cell>
          <table:table-cell table:style-name="ce2" office:value-type="string" calcext:value-type="string">
            <text:p>Évariste De Meersman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11];&quot;/&quot;;[.B111])" office:value-type="string" office:string-value="https://osm.org/relation/3271087" calcext:value-type="string">
            <text:p>https://osm.org/relation/32710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090" calcext:value-type="float">
            <text:p>3271090</text:p>
          </table:table-cell>
          <table:table-cell table:style-name="ce2" office:value-type="string" calcext:value-type="string">
            <text:p>Rue Armand De Neuter</text:p>
          </table:table-cell>
          <table:table-cell table:style-name="ce2" office:value-type="string" calcext:value-type="string">
            <text:p>Armand De Neuter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rmand De Neuter (négociant en métaux et ancien combattant)</text:p>
          </table:table-cell>
          <table:table-cell table:style-name="ce8" table:formula="of:=CONCATENATE(&quot;https://osm.org/&quot;;[.A112];&quot;/&quot;;[.B112])" office:value-type="string" office:string-value="https://osm.org/relation/3271090" calcext:value-type="string">
            <text:p>https://osm.org/relation/32710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096" calcext:value-type="float">
            <text:p>3271096</text:p>
          </table:table-cell>
          <table:table-cell table:style-name="ce2" office:value-type="string" calcext:value-type="string">
            <text:p>Avenue Gisseleire Versé</text:p>
          </table:table-cell>
          <table:table-cell table:style-name="ce2" office:value-type="string" calcext:value-type="string">
            <text:p>Gisseleire Versé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Albert Gisseleire (http://www.belgian-wings.be/Webpages/Navigator/Photos/MilltaryPics/Personnel/WWI/Gisseleire%20Albert/Albert%20Gisseleire.html)</text:p>
          </table:table-cell>
          <table:table-cell table:style-name="ce8" table:formula="of:=CONCATENATE(&quot;https://osm.org/&quot;;[.A113];&quot;/&quot;;[.B113])" office:value-type="string" office:string-value="https://osm.org/relation/3271096" calcext:value-type="string">
            <text:p>https://osm.org/relation/32710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201" calcext:value-type="float">
            <text:p>3271201</text:p>
          </table:table-cell>
          <table:table-cell table:style-name="ce2" office:value-type="string" calcext:value-type="string">
            <text:p>Avenue René Comhaire</text:p>
          </table:table-cell>
          <table:table-cell table:style-name="ce2" office:value-type="string" calcext:value-type="string">
            <text:p>René Comhaire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René Comhaire (https://fr.wikipedia.org/wiki/Affaire_Wemmel)</text:p>
          </table:table-cell>
          <table:table-cell table:style-name="ce8" table:formula="of:=CONCATENATE(&quot;https://osm.org/&quot;;[.A114];&quot;/&quot;;[.B114])" office:value-type="string" office:string-value="https://osm.org/relation/3271201" calcext:value-type="string">
            <text:p>https://osm.org/relation/32712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212" calcext:value-type="float">
            <text:p>3271212</text:p>
          </table:table-cell>
          <table:table-cell table:style-name="ce2" office:value-type="string" calcext:value-type="string">
            <text:p>Avenue des Cottages</text:p>
          </table:table-cell>
          <table:table-cell table:style-name="ce2" office:value-type="string" calcext:value-type="string">
            <text:p>Landhuiz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15];&quot;/&quot;;[.B115])" office:value-type="string" office:string-value="https://osm.org/relation/3271212" calcext:value-type="string">
            <text:p>https://osm.org/relation/32712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467" calcext:value-type="float">
            <text:p>3271467</text:p>
          </table:table-cell>
          <table:table-cell table:style-name="ce2" office:value-type="string" calcext:value-type="string">
            <text:p>Place Roi Baudouin</text:p>
          </table:table-cell>
          <table:table-cell table:style-name="ce2" office:value-type="string" calcext:value-type="string">
            <text:p>Koning Boudewijnplein</text:p>
          </table:table-cell>
          <table:table-cell table:style-name="ce2" office:value-type="string" calcext:value-type="string">
            <text:p>Q1297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16];&quot;/&quot;;[.B116])" office:value-type="string" office:string-value="https://osm.org/relation/3271467" calcext:value-type="string">
            <text:p>https://osm.org/relation/32714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471" calcext:value-type="float">
            <text:p>3271471</text:p>
          </table:table-cell>
          <table:table-cell table:style-name="ce2" office:value-type="string" calcext:value-type="string">
            <text:p>Rue Docteur Charles Leemans</text:p>
          </table:table-cell>
          <table:table-cell table:style-name="ce2" office:value-type="string" calcext:value-type="string">
            <text:p>Dokter Charles Leeman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17];&quot;/&quot;;[.B117])" office:value-type="string" office:string-value="https://osm.org/relation/3271471" calcext:value-type="string">
            <text:p>https://osm.org/relation/32714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474" calcext:value-type="float">
            <text:p>3271474</text:p>
          </table:table-cell>
          <table:table-cell table:style-name="ce2" office:value-type="string" calcext:value-type="string">
            <text:p>Rue Prosper Préser</text:p>
          </table:table-cell>
          <table:table-cell table:style-name="ce2" office:value-type="string" calcext:value-type="string">
            <text:p>Prosper Préser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18];&quot;/&quot;;[.B118])" office:value-type="string" office:string-value="https://osm.org/relation/3271474" calcext:value-type="string">
            <text:p>https://osm.org/relation/32714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509" calcext:value-type="float">
            <text:p>3271509</text:p>
          </table:table-cell>
          <table:table-cell table:style-name="ce2" office:value-type="string" calcext:value-type="string">
            <text:p>Place de l'Église</text:p>
          </table:table-cell>
          <table:table-cell table:style-name="ce2" office:value-type="string" calcext:value-type="string">
            <text:p>Kerk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19];&quot;/&quot;;[.B119])" office:value-type="string" office:string-value="https://osm.org/relation/3271509" calcext:value-type="string">
            <text:p>https://osm.org/relation/32715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537" calcext:value-type="float">
            <text:p>3271537</text:p>
          </table:table-cell>
          <table:table-cell table:style-name="ce2" office:value-type="string" calcext:value-type="string">
            <text:p>Rue Jean-Baptiste Vandendriesch</text:p>
          </table:table-cell>
          <table:table-cell table:style-name="ce2" office:value-type="string" calcext:value-type="string">
            <text:p>Jean Baptiste Vandendriesch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20];&quot;/&quot;;[.B120])" office:value-type="string" office:string-value="https://osm.org/relation/3271537" calcext:value-type="string">
            <text:p>https://osm.org/relation/32715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540" calcext:value-type="float">
            <text:p>3271540</text:p>
          </table:table-cell>
          <table:table-cell table:style-name="ce2" office:value-type="string" calcext:value-type="string">
            <text:p>Rue Joseph Mertens</text:p>
          </table:table-cell>
          <table:table-cell table:style-name="ce2" office:value-type="string" calcext:value-type="string">
            <text:p>Joseph Merten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oseph Mertens (habitant de la commune, mort pour la Patrie)</text:p>
          </table:table-cell>
          <table:table-cell table:style-name="ce8" table:formula="of:=CONCATENATE(&quot;https://osm.org/&quot;;[.A121];&quot;/&quot;;[.B121])" office:value-type="string" office:string-value="https://osm.org/relation/3271540" calcext:value-type="string">
            <text:p>https://osm.org/relation/32715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565" calcext:value-type="float">
            <text:p>3271565</text:p>
          </table:table-cell>
          <table:table-cell table:style-name="ce2" office:value-type="string" calcext:value-type="string">
            <text:p>Rue de l'Église</text:p>
          </table:table-cell>
          <table:table-cell table:style-name="ce2" office:value-type="string" calcext:value-type="string">
            <text:p>Ker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22];&quot;/&quot;;[.B122])" office:value-type="string" office:string-value="https://osm.org/relation/3271565" calcext:value-type="string">
            <text:p>https://osm.org/relation/32715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567" calcext:value-type="float">
            <text:p>3271567</text:p>
          </table:table-cell>
          <table:table-cell table:style-name="ce2" office:value-type="string" calcext:value-type="string">
            <text:p>Rue de Grand-Halleux</text:p>
          </table:table-cell>
          <table:table-cell table:style-name="ce2" office:value-type="string" calcext:value-type="string">
            <text:p>Grand-Halleux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23];&quot;/&quot;;[.B123])" office:value-type="string" office:string-value="https://osm.org/relation/3271567" calcext:value-type="string">
            <text:p>https://osm.org/relation/32715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569" calcext:value-type="float">
            <text:p>3271569</text:p>
          </table:table-cell>
          <table:table-cell table:style-name="ce2" office:value-type="string" calcext:value-type="string">
            <text:p>Rue Courte</text:p>
          </table:table-cell>
          <table:table-cell table:style-name="ce2" office:value-type="string" calcext:value-type="string">
            <text:p>Kort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24];&quot;/&quot;;[.B124])" office:value-type="string" office:string-value="https://osm.org/relation/3271569" calcext:value-type="string">
            <text:p>https://osm.org/relation/32715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784" calcext:value-type="float">
            <text:p>3315784</text:p>
          </table:table-cell>
          <table:table-cell table:style-name="ce2" office:value-type="string" calcext:value-type="string">
            <text:p>Chaussée de Gand</text:p>
          </table:table-cell>
          <table:table-cell table:style-name="ce2" office:value-type="string" calcext:value-type="string">
            <text:p>Steenweg op Gen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25];&quot;/&quot;;[.B125])" office:value-type="string" office:string-value="https://osm.org/relation/3315784" calcext:value-type="string">
            <text:p>https://osm.org/relation/33157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6776" calcext:value-type="float">
            <text:p>3316776</text:p>
          </table:table-cell>
          <table:table-cell table:style-name="ce2" office:value-type="string" calcext:value-type="string">
            <text:p>Avenue Édouard Bénès</text:p>
          </table:table-cell>
          <table:table-cell table:style-name="ce2" office:value-type="string" calcext:value-type="string">
            <text:p>Édouard Bénèslaan</text:p>
          </table:table-cell>
          <table:table-cell table:style-name="ce2" office:value-type="string" calcext:value-type="string">
            <text:p>Q1522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26];&quot;/&quot;;[.B126])" office:value-type="string" office:string-value="https://osm.org/relation/3316776" calcext:value-type="string">
            <text:p>https://osm.org/relation/33167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6779" calcext:value-type="float">
            <text:p>3316779</text:p>
          </table:table-cell>
          <table:table-cell table:style-name="ce2" office:value-type="string" calcext:value-type="string">
            <text:p>Rue Joseph Genot</text:p>
          </table:table-cell>
          <table:table-cell table:style-name="ce2" office:value-type="string" calcext:value-type="string">
            <text:p>Joseph Genot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oseph Genot (ancien conseiller communal molenbeekois)</text:p>
          </table:table-cell>
          <table:table-cell table:style-name="ce8" table:formula="of:=CONCATENATE(&quot;https://osm.org/&quot;;[.A127];&quot;/&quot;;[.B127])" office:value-type="string" office:string-value="https://osm.org/relation/3316779" calcext:value-type="string">
            <text:p>https://osm.org/relation/33167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6782" calcext:value-type="float">
            <text:p>3316782</text:p>
          </table:table-cell>
          <table:table-cell table:style-name="ce2" office:value-type="string" calcext:value-type="string">
            <text:p>Rue Auguste Van Zande</text:p>
          </table:table-cell>
          <table:table-cell table:style-name="ce2" office:value-type="string" calcext:value-type="string">
            <text:p>Auguste Van Zand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7" office:value-type="string" calcext:value-type="string">
            <text:p>Auguste Van Zande (burgemeester 1903-1915)</text:p>
          </table:table-cell>
          <table:table-cell table:style-name="ce8" table:formula="of:=CONCATENATE(&quot;https://osm.org/&quot;;[.A128];&quot;/&quot;;[.B128])" office:value-type="string" office:string-value="https://osm.org/relation/3316782" calcext:value-type="string">
            <text:p>https://osm.org/relation/33167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147" calcext:value-type="float">
            <text:p>3322147</text:p>
          </table:table-cell>
          <table:table-cell table:style-name="ce2" office:value-type="string" calcext:value-type="string">
            <text:p>Rue Fik Guidon</text:p>
          </table:table-cell>
          <table:table-cell table:style-name="ce2" office:value-type="string" calcext:value-type="string">
            <text:p>Fik Guido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Victor, dit Fik, Guidon (résistant)</text:p>
          </table:table-cell>
          <table:table-cell table:style-name="ce8" table:formula="of:=CONCATENATE(&quot;https://osm.org/&quot;;[.A129];&quot;/&quot;;[.B129])" office:value-type="string" office:string-value="https://osm.org/relation/3322147" calcext:value-type="string">
            <text:p>https://osm.org/relation/33221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151" calcext:value-type="float">
            <text:p>3322151</text:p>
          </table:table-cell>
          <table:table-cell table:style-name="ce2" office:value-type="string" calcext:value-type="string">
            <text:p>Avenue des Myrtes</text:p>
          </table:table-cell>
          <table:table-cell table:style-name="ce2" office:value-type="string" calcext:value-type="string">
            <text:p>Mirt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30];&quot;/&quot;;[.B130])" office:value-type="string" office:string-value="https://osm.org/relation/3322151" calcext:value-type="string">
            <text:p>https://osm.org/relation/33221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193" calcext:value-type="float">
            <text:p>3322193</text:p>
          </table:table-cell>
          <table:table-cell table:style-name="ce2" office:value-type="string" calcext:value-type="string">
            <text:p>Rue des Béguines</text:p>
          </table:table-cell>
          <table:table-cell table:style-name="ce2" office:value-type="string" calcext:value-type="string">
            <text:p>Begijn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31];&quot;/&quot;;[.B131])" office:value-type="string" office:string-value="https://osm.org/relation/3322193" calcext:value-type="string">
            <text:p>https://osm.org/relation/33221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223" calcext:value-type="float">
            <text:p>3322223</text:p>
          </table:table-cell>
          <table:table-cell table:style-name="ce2" office:value-type="string" calcext:value-type="string">
            <text:p>Rue Ferdinand Elbers</text:p>
          </table:table-cell>
          <table:table-cell table:style-name="ce2" office:value-type="string" calcext:value-type="string">
            <text:p>Ferdinand Elbersstraat</text:p>
          </table:table-cell>
          <table:table-cell table:style-name="ce2" office:value-type="string" calcext:value-type="string">
            <text:p>Q23525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32];&quot;/&quot;;[.B132])" office:value-type="string" office:string-value="https://osm.org/relation/3322223" calcext:value-type="string">
            <text:p>https://osm.org/relation/33222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197" calcext:value-type="float">
            <text:p>3323197</text:p>
          </table:table-cell>
          <table:table-cell table:style-name="ce2" office:value-type="string" calcext:value-type="string">
            <text:p>Rue du Bon Pasteur</text:p>
          </table:table-cell>
          <table:table-cell table:style-name="ce2" office:value-type="string" calcext:value-type="string">
            <text:p>Goede Herd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33];&quot;/&quot;;[.B133])" office:value-type="string" office:string-value="https://osm.org/relation/3323197" calcext:value-type="string">
            <text:p>https://osm.org/relation/33231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4593" calcext:value-type="float">
            <text:p>10704593</text:p>
          </table:table-cell>
          <table:table-cell table:number-columns-repeated="2" table:style-name="ce2" office:value-type="string" calcext:value-type="string">
            <text:p>Ensemble Jean Christoph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34];&quot;/&quot;;[.B134])" office:value-type="string" office:string-value="https://osm.org/relation/10704593" calcext:value-type="string">
            <text:p>https://osm.org/relation/107045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4636" calcext:value-type="float">
            <text:p>10704636</text:p>
          </table:table-cell>
          <table:table-cell table:style-name="ce2" office:value-type="string" calcext:value-type="string">
            <text:p>Clos du Sycomore</text:p>
          </table:table-cell>
          <table:table-cell table:style-name="ce2" office:value-type="string" calcext:value-type="string">
            <text:p>Sycomoor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8" table:formula="of:=CONCATENATE(&quot;https://osm.org/&quot;;[.A135];&quot;/&quot;;[.B135])" office:value-type="string" office:string-value="https://osm.org/relation/10704636" calcext:value-type="string">
            <text:p>https://osm.org/relation/107046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10704650" calcext:value-type="float">
            <text:p>10704650</text:p>
          </table:table-cell>
          <table:table-cell table:style-name="ce2" office:value-type="string" calcext:value-type="string">
            <text:p>Venelle Victor Bourgeois</text:p>
          </table:table-cell>
          <table:table-cell table:style-name="ce2" office:value-type="string" calcext:value-type="string">
            <text:p>Victor Bourgeoissteeg</text:p>
          </table:table-cell>
          <table:table-cell table:style-name="ce2" office:value-type="string" calcext:value-type="string">
            <text:p>Q29115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8" table:formula="of:=CONCATENATE(&quot;https://osm.org/&quot;;[.A136];&quot;/&quot;;[.B136])" office:value-type="string" office:string-value="https://osm.org/relation/10704650" calcext:value-type="string">
            <text:p>https://osm.org/relation/107046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Hunderveld</text:p>
          </table:table-cell>
          <table:table-cell table:style-name="ce2" office:value-type="string" calcext:value-type="string">
            <text:p>Hundervel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37];&quot;,berchem-sainte-agathe&quot;))" office:value-type="string" office:string-value="https://osm.org/search?query=Avenue Hunderveld,berchem-sainte-agathe" calcext:value-type="string">
            <text:p>https://osm.org/search?query=Avenue Hunderveld,berchem-sainte-agath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acques Dormont</text:p>
          </table:table-cell>
          <table:table-cell table:style-name="ce2" office:value-type="string" calcext:value-type="string">
            <text:p>Jacques Dormontlaan</text:p>
          </table:table-cell>
          <table:table-cell table:style-name="ce2" office:value-type="string" calcext:value-type="string">
            <text:p>Q202642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38];&quot;,berchem-sainte-agathe&quot;))" office:value-type="string" office:string-value="https://osm.org/search?query=Avenue Jacques Dormont,berchem-sainte-agathe" calcext:value-type="string">
            <text:p>https://osm.org/search?query=Avenue Jacques Dormont,berchem-sainte-agath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Villegas</text:p>
          </table:table-cell>
          <table:table-cell table:style-name="ce2" office:value-type="string" calcext:value-type="string">
            <text:p>de Villega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39];&quot;,berchem-sainte-agathe&quot;))" office:value-type="string" office:string-value="https://osm.org/search?query=Avenue de Villegas,berchem-sainte-agathe" calcext:value-type="string">
            <text:p>https://osm.org/search?query=Avenue de Villegas,berchem-sainte-agath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Zellik</text:p>
          </table:table-cell>
          <table:table-cell table:style-name="ce2" office:value-type="string" calcext:value-type="string">
            <text:p>Zellik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40];&quot;,berchem-sainte-agathe&quot;))" office:value-type="string" office:string-value="https://osm.org/search?query=Chaussée de Zellik,berchem-sainte-agathe" calcext:value-type="string">
            <text:p>https://osm.org/search?query=Chaussée de Zellik,berchem-sainte-agath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Pierre Vereman</text:p>
          </table:table-cell>
          <table:table-cell table:style-name="ce2" office:value-type="string" calcext:value-type="string">
            <text:p>Pierre Veremanweg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41];&quot;,berchem-sainte-agathe&quot;))" office:value-type="string" office:string-value="https://osm.org/search?query=Chemin Pierre Vereman,berchem-sainte-agathe" calcext:value-type="string">
            <text:p>https://osm.org/search?query=Chemin Pierre Vereman,berchem-sainte-agath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 l'Aérodrome</text:p>
          </table:table-cell>
          <table:table-cell table:style-name="ce2" office:value-type="string" calcext:value-type="string">
            <text:p>Vliegveld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42];&quot;,berchem-sainte-agathe&quot;))" office:value-type="string" office:string-value="https://osm.org/search?query=Drève de l'Aérodrome,berchem-sainte-agathe" calcext:value-type="string">
            <text:p>https://osm.org/search?query=Drève de l'Aérodrome,berchem-sainte-agath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Cerisier</text:p>
          </table:table-cell>
          <table:table-cell table:style-name="ce2" office:value-type="string" calcext:value-type="string">
            <text:p>Kerselaa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43];&quot;,berchem-sainte-agathe&quot;))" office:value-type="string" office:string-value="https://osm.org/search?query=Rue du Cerisier,berchem-sainte-agathe" calcext:value-type="string">
            <text:p>https://osm.org/search?query=Rue du Cerisier,berchem-sainte-agath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Cognassier</text:p>
          </table:table-cell>
          <table:table-cell table:style-name="ce2" office:value-type="string" calcext:value-type="string">
            <text:p>Kweepereboo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44];&quot;,berchem-sainte-agathe&quot;))" office:value-type="string" office:string-value="https://osm.org/search?query=Avenue du Cognassier,berchem-sainte-agathe" calcext:value-type="string">
            <text:p>https://osm.org/search?query=Avenue du Cognassier,berchem-sainte-agath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Oscar Ruelens</text:p>
          </table:table-cell>
          <table:table-cell table:style-name="ce2" office:value-type="string" calcext:value-type="string">
            <text:p>Oscar Ruelensplei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45];&quot;,berchem-sainte-agathe&quot;))" office:value-type="string" office:string-value="https://osm.org/search?query=Place Oscar Ruelens,berchem-sainte-agathe" calcext:value-type="string">
            <text:p>https://osm.org/search?query=Place Oscar Ruelens,berchem-sainte-agath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romenade verte</text:p>
          </table:table-cell>
          <table:table-cell table:style-name="ce2" office:value-type="string" calcext:value-type="string">
            <text:p>Groene wandeli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46];&quot;,berchem-sainte-agathe&quot;))" office:value-type="string" office:string-value="https://osm.org/search?query=Promenade verte,berchem-sainte-agathe" calcext:value-type="string">
            <text:p>https://osm.org/search?query=Promenade verte,berchem-sainte-agath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rançois Beeckmans</text:p>
          </table:table-cell>
          <table:table-cell table:style-name="ce2" office:value-type="string" calcext:value-type="string">
            <text:p>François Beeckmans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47];&quot;,berchem-sainte-agathe&quot;))" office:value-type="string" office:string-value="https://osm.org/search?query=Rue François Beeckmans,berchem-sainte-agathe" calcext:value-type="string">
            <text:p>https://osm.org/search?query=Rue François Beeckmans,berchem-sainte-agath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ierre Vereman</text:p>
          </table:table-cell>
          <table:table-cell table:style-name="ce2" office:value-type="string" calcext:value-type="string">
            <text:p>Pierre Vereman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10" table:formula="of:=HYPERLINK(CONCATENATE(&quot;https://osm.org/search?query=&quot;; [.C148];&quot;,berchem-sainte-agathe&quot;))" office:value-type="string" office:string-value="https://osm.org/search?query=Rue Pierre Vereman,berchem-sainte-agathe" calcext:value-type="string">
            <text:p>https://osm.org/search?query=Rue Pierre Vereman,berchem-sainte-agath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Grand-Bigard</text:p>
          </table:table-cell>
          <table:table-cell table:style-name="ce2" office:value-type="string" calcext:value-type="string">
            <text:p>Groot Bijgaard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49];&quot;,berchem-sainte-agathe&quot;))" office:value-type="string" office:string-value="https://osm.org/search?query=Rue de Grand-Bigard,berchem-sainte-agathe" calcext:value-type="string">
            <text:p>https://osm.org/search?query=Rue de Grand-Bigard,berchem-sainte-agath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Vieillesse Heureuse</text:p>
          </table:table-cell>
          <table:table-cell table:style-name="ce2" office:value-type="string" calcext:value-type="string">
            <text:p>Gelukkige Grijshei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150];&quot;,berchem-sainte-agathe&quot;))" office:value-type="string" office:string-value="https://osm.org/search?query=Rue de la Vieillesse Heureuse,berchem-sainte-agathe" calcext:value-type="string">
            <text:p>https://osm.org/search?query=Rue de la Vieillesse Heureuse,berchem-sainte-agathe</text:p>
          </table:table-cell>
          <table:table-cell table:number-columns-repeated="1015"/>
        </table:table-row>
        <table:table-row table:style-name="ro1" table:number-rows-repeated="331">
          <table:table-cell table:number-columns-repeated="5"/>
          <table:table-cell table:content-validation-name="val1"/>
          <table:table-cell table:number-columns-repeated="2"/>
          <table:table-cell table:style-name="ce8"/>
          <table:table-cell table:number-columns-repeated="1015"/>
        </table:table-row>
        <table:table-row table:style-name="ro1" table:number-rows-repeated="52">
          <table:table-cell table:number-columns-repeated="5"/>
          <table:table-cell table:content-validation-name="val1"/>
          <table:table-cell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5"/>
          <table:table-cell table:content-validation-name="val1"/>
          <table:table-cell table:number-columns-repeated="1018"/>
        </table:table-row>
        <table:table-row table:style-name="ro1" table:number-rows-repeated="466">
          <table:table-cell table:number-columns-repeated="5"/>
          <table:table-cell table:content-validation-name="val1"/>
          <table:table-cell table:number-columns-repeated="2"/>
          <table:table-cell table:style-name="ce11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erchem-sainte-agathe" style:display-name="PageStyle_berchem-sainte-agath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7" meta:object-count="0"/>
    <meta:generator>LibreOfficeDev/6.0.5.2$Linux_X86_64 LibreOffice_project/</meta:generator>
  </office:meta>
</office:document-meta>
</file>